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Light" svg:font-family="'Bahnschrift Semi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ec0a" officeooo:paragraph-rsid="0009ec0a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style:text-outline="false" style:text-line-through-style="none" style:text-line-through-type="none" style:font-name="Bahnschrift SemiLight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Bahnschrift SemiLight" fo:font-size="10pt" fo:font-style="normal" fo:text-shadow="none" style:text-underline-style="none" fo:font-weight="normal" officeooo:rsid="0009ec0a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est Name – Give in below format.</text:p>
      <text:p text:style-name="P1"/>
      <text:p text:style-name="P1">Just give type of request i.e. POST/GET/PUT etc.</text:p>
      <text:p text:style-name="P1"/>
      <text:p text:style-name="P2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Light" svg:font-family="'Bahnschrift Semi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2T14:24:57.572000000</dc:date>
    <meta:editing-duration>PT43M34S</meta:editing-duration>
    <meta:editing-cycles>1</meta:editing-cycles>
    <meta:document-statistic meta:table-count="0" meta:image-count="0" meta:object-count="0" meta:page-count="1" meta:paragraph-count="2" meta:word-count="14" meta:character-count="84" meta:non-whitespace-character-count="71"/>
    <meta:generator>LibreOffice/7.4.5.1$Windows_X86_64 LibreOffice_project/9c0871452b3918c1019dde9bfac75448afc4b57f</meta:generator>
  </office:meta>
</office:document-meta>
</file>